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9352" calcext:value-type="float">
            <text:p>68.7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5072" calcext:value-type="float">
            <text:p>68.7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192" calcext:value-type="float">
            <text:p>68.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7056" calcext:value-type="float">
            <text:p>68.6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1504" calcext:value-type="float">
            <text:p>68.4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5784" calcext:value-type="float">
            <text:p>68.3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1296" calcext:value-type="float">
            <text:p>68.2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28" calcext:value-type="float">
            <text:p>68.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201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9648" calcext:value-type="float">
            <text:p>68.0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184" calcext:value-type="float">
            <text:p>68.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201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3888" calcext:value-type="float">
            <text:p>67.6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201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7584" calcext:value-type="float">
            <text:p>67.5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201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4328" calcext:value-type="float">
            <text:p>67.3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201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7712" calcext:value-type="float">
            <text:p>67.0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4624" calcext:value-type="float">
            <text:p>66.7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308" calcext:value-type="float">
            <text:p>66.5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200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1328" calcext:value-type="float">
            <text:p>66.2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5816" calcext:value-type="float">
            <text:p>66.3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200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3376" calcext:value-type="float">
            <text:p>65.8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44" calcext:value-type="float">
            <text:p>65.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776" calcext:value-type="float">
            <text:p>65.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200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148" calcext:value-type="float">
            <text:p>65.1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200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668" calcext:value-type="float">
            <text:p>64.8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200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5888" calcext:value-type="float">
            <text:p>64.6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200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1296" calcext:value-type="float">
            <text:p>64.4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9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984" calcext:value-type="float">
            <text:p>63.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9008" calcext:value-type="float">
            <text:p>62.9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9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0768" calcext:value-type="float">
            <text:p>61.7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9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9792" calcext:value-type="float">
            <text:p>60.8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7024" calcext:value-type="float">
            <text:p>59.2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9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9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5568" calcext:value-type="float">
            <text:p>58.2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8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5312" calcext:value-type="float">
            <text:p>59.2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8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8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8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8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8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0616" calcext:value-type="float">
            <text:p>51.4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7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2768" calcext:value-type="float">
            <text:p>51.1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8328" calcext:value-type="float">
            <text:p>49.8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7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9616" calcext:value-type="float">
            <text:p>47.2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4424" calcext:value-type="float">
            <text:p>46.0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7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3576" calcext:value-type="float">
            <text:p>44.6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7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5792" calcext:value-type="float">
            <text:p>44.0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8672" calcext:value-type="float">
            <text:p>44.2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7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7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6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6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6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6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6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6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6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6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6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6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5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5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5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5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5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5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5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5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5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5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5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4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303</text:p>
          </table:table-cell>
          <table:table-cell office:value-type="string" calcext:value-type="string">
            <text:p>1948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86" meta:object-count="0"/>
    <meta:user-defined meta:name="AppVersion">3.0</meta:user-defined>
  </office:meta>
</office:document-meta>
</file>